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</dc:date><text:p text:style-name="P1"><text:span text:style-name="T1">do text</text:span></text:p><text:p text:style-name="P1"><text:span text:style-name="T1">from xhtml(chunk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8cm" style:type="right"/>
        </style:tab-stops>
      </style:paragraph-properties>
      <style:text-properties style:font-name="Arial1" fo:font-size="10pt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8-21T19:01:30</dc:date>
    <dc:creator>Luc Saffre</dc:creator>
    <meta:editing-duration>PT17M38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